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s idéias perfeitas platônicas ao gato de Schroedinger,<text:line-break/>da totalidade cósmica visível, aos comprimentos inferiores a Planck,<text:line-break/>ondas energéticas vibracionais e fronteiras dos planos físicos;<text:line-break/><text:line-break/>Homens cavando ondas, <text:line-break/>abaixo da caverna platônica,<text:line-break/>para além do bem e do mal,<text:line-break/>em gráficos e provas empíricas do real,<text:line-break/>tentando compreender o compreendido pelos sentidos,<text:line-break/>Buscando pelos avessos, <text:line-break/>a inventividade tecnológica dos organismos vivos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4</meta:editing-cycles>
    <meta:creation-date>2016-03-06T01:22:00</meta:creation-date>
    <dc:date>2016-03-27T16:19:00</dc:date>
    <meta:editing-duration>PT7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61" meta:character-count="437" meta:non-whitespace-character-count="3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